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-Planet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-Planet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-Planet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-Planet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in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in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  <text:list-item>
              <text:p text:style-name="P5">If your change contains backslashes (<text:span text:style-name="Source_Text">\</text:span>), either escape them with another backslash (<text:span text:style-name="Source_Text">\\</text:span>) or put them in a <text:span text:style-name="Source_Text">code block</text:span>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Anon-Planet/thgtoa/pull/51" office:name=""><text:span text:style-name="Definition">https://github.com/Anon-Planet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5:49:39Z</meta:creation-date>
    <dc:date>2023-08-09T15:49:39Z</dc:date>
  </office:meta>
</office:document-meta>
</file>